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5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5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55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formula="of:=[.B12]" office:value-type="float" office:value="0.0016" calcext:value-type="float">
            <text:p>0.0016</text:p>
          </table:table-cell>
          <table:table-cell table:style-name="ce3"/>
          <table:table-cell table:style-name="ce3" office:value-type="string" calcext:value-type="string" table:number-columns-spanned="3" table:number-rows-spanned="1">
            <text:p>SUM of Current Asset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8" calcext:value-type="currency">
            <text:p>$1.08</text:p>
          </table:table-cell>
          <table:table-cell/>
          <table:table-cell table:style-name="ce3" office:value-type="string" calcext:value-type="string" table:number-columns-spanned="3" table:number-rows-spanned="1">
            <text:p>Average Total Cost Basis Current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75" calcext:value-type="currency">
            <text:p>$675.00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75839999999999" calcext:value-type="currency">
            <text:p>$0.06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33185185185184" calcext:value-type="percentage">
            <text:p>5.33%</text:p>
          </table:table-cell>
          <table:table-cell table:style-name="ce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1.137584" calcext:value-type="currency">
            <text:p>$1.14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3" office:value-type="string" calcext:value-type="string" table:number-columns-spanned="3" table:number-rows-spanned="1">
            <text:p>Manually Entered Price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2" table:formula="of:=SUM([.B13:.B17]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75" calcext:value-type="currency">
            <text:p>$675.00</text:p>
          </table:table-cell>
          <table:table-cell table:style-name="ce8" table:formula="of:=ROUND(SUM([.D14:.D17])-[.D17]-[.D16]-[.D15]-[.D26]; 2)" office:value-type="currency" office:currency="USD" office:value="1.08" calcext:value-type="currency">
            <text:p>$1.08</text:p>
          </table:table-cell>
          <table:table-cell table:style-name="ce8" table:formula="of:=[.B12]*[.B7]" office:value-type="currency" office:currency="USD" office:value="1.137584" calcext:value-type="currency">
            <text:p>$1.14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office:value-type="float" office:value="-0.04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[.B13]*[.C13]" office:value-type="currency" office:currency="USD" office:value="-28.32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[.B14]*[.C14]" office:value-type="currency" office:currency="USD" office:value="9.408" calcext:value-type="currency">
            <text:p>$9.41</text:p>
          </table:table-cell>
          <table:table-cell table:formula="of:=[.B14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4:.B17])/[.B13]" office:value-type="float" office:value="-1.04" calcext:value-type="float">
            <text:p>-1.0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[.B15]*[.C15]" office:value-type="currency" office:currency="USD" office:value="9.62486" calcext:value-type="currency">
            <text:p>$9.62</text:p>
          </table:table-cell>
          <table:table-cell table:formula="of:=[.B15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5:.B17])/[.B13]" office:value-type="float" office:value="-0.69" calcext:value-type="float">
            <text:p>-0.69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0.013" office:value-type="float" office:value="0.013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[.B16]*[.C16]" office:value-type="currency" office:currency="USD" office:value="9.51704" calcext:value-type="currency">
            <text:p>$9.52</text:p>
          </table:table-cell>
          <table:table-cell table:formula="of:=[.B16]*[.B7]" office:value-type="currency" office:currency="USD" office:value="9.24287" calcext:value-type="currency">
            <text:p>$9.24</text:p>
          </table:table-cell>
          <table:table-cell/>
          <table:table-cell table:style-name="ce9" table:formula="of:=SUM([.B16:.B17])/[.B13]" office:value-type="float" office:value="-0.34" calcext:value-type="float">
            <text:p>-0.3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SUM([.B18:.B21])" office:value-type="float" office:value="0.000600000000000002" calcext:value-type="float">
            <text:p>0.0006</text:p>
          </table:table-cell>
          <table:table-cell table:formula="of:=[.D17]/[.B17]" office:value-type="currency" office:currency="USD" office:value="866.666666666664" calcext:value-type="currency">
            <text:p>$866.67</text:p>
          </table:table-cell>
          <table:table-cell table:formula="of:=ROUND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000000001" calcext:value-type="currency">
            <text:p>$0.43</text:p>
          </table:table-cell>
          <table:table-cell/>
          <table:table-cell table:style-name="ce9" table:formula="of:=[.B17]/[.B13]" office:value-type="float" office:value="-0.015" calcext:value-type="float">
            <text:p>-0.015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office:value-type="float" office:value="-0.0314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[.B18]*[.C18]" office:value-type="currency" office:currency="USD" office:value="-28.89428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428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[.B19]*[.C19]" office:value-type="currency" office:currency="USD" office:value="9.56615" calcext:value-type="currency">
            <text:p>$9.57</text:p>
          </table:table-cell>
          <table:table-cell table:formula="of:=[.B19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19:.B21])/[.B18]" office:value-type="float" office:value="-1.01910828025478" calcext:value-type="float">
            <text:p>-1.019108280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[.B20]*[.C20]" office:value-type="currency" office:currency="USD" office:value="9.91848" calcext:value-type="currency">
            <text:p>$9.92</text:p>
          </table:table-cell>
          <table:table-cell table:formula="of:=[.B20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20:.B21])/[.B18]" office:value-type="float" office:value="-0.668789808917197" calcext:value-type="float">
            <text:p>-0.668789809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office:value-type="float" office:value="0.01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[.B21]*[.C21]" office:value-type="currency" office:currency="USD" office:value="9.4543" calcext:value-type="currency">
            <text:p>$9.45</text:p>
          </table:table-cell>
          <table:table-cell table:formula="of:=[.B21]*[.B7]" office:value-type="currency" office:currency="USD" office:value="7.1099" calcext:value-type="currency">
            <text:p>$7.11</text:p>
          </table:table-cell>
          <table:table-cell/>
          <table:table-cell table:style-name="ce9" table:formula="of:=[.B21]/[.B18]" office:value-type="float" office:value="-0.318471337579618" calcext:value-type="float">
            <text:p>-0.318471338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ABS([.B18]) - SUM([.B20:.B21])" office:value-type="float" office:value="0.0104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436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formula="of:=ABS([.B13])-SUM([.B15:.B17])" office:value-type="float" office:value="0.0124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8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4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75" calcext:value-type="currency">
            <text:p>$675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">
      <number:number number:decimal-places="3" number:min-decimal-places="3" number:min-integer-digits="1"/>
    </number:number-style>
    <number:number-style style:name="N160">
      <number:number number:decimal-places="3" number:min-decimal-places="3" number:min-integer-digits="1" number:grouping="true"/>
    </number:number-style>
    <number:number-style style:name="N159">
      <number:number number:decimal-places="4" number:min-decimal-places="4" number:min-integer-digits="1" number:grouping="true"/>
    </number:number-style>
    <number:time-style style:name="N136">
      <number:minutes number:style="long"/>
      <number:text>:</number:text>
      <number:seconds number:style="long"/>
    </number:time-style>
    <number:number-style style:name="N135">
      <number:number number:decimal-places="11" number:min-decimal-places="11" number:min-integer-digits="1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number number:decimal-places="16" number:min-decimal-places="16" number:min-integer-digits="1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31">
      <number:number number:decimal-places="19" number:min-decimal-places="19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58">
      <number:number number:decimal-places="5" number:min-decimal-places="5" number:min-integer-digits="1" number:grouping="true"/>
    </number:number-style>
    <number:currency-style style:name="N128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8P0"/>
    </number:currency-style>
    <number:number-style style:name="N157">
      <number:number number:decimal-places="12" number:min-decimal-places="12" number:min-integer-digits="1"/>
    </number:number-style>
    <number:currency-style style:name="N139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number-style style:name="N155">
      <number:number number:decimal-places="9" number:min-decimal-places="9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53">
      <number:number number:decimal-places="10" number:min-decimal-places="10" number:min-integer-digits="1"/>
    </number:number-style>
    <number:currency-style style:name="N141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number-style style:name="N144">
      <number:number number:decimal-places="8" number:min-decimal-places="8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5" number:min-decimal-places="5" number:min-integer-digits="1"/>
    </number:number-style>
    <number:number-style style:name="N150">
      <number:number number:decimal-places="1" number:min-decimal-places="1" number:min-integer-digits="1"/>
    </number:number-style>
    <number:currency-style style:name="N1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2P0"/>
    </number:currency-style>
    <number:number-style style:name="N154">
      <number:number number:decimal-places="4" number:min-decimal-places="4" number:min-integer-digits="1"/>
    </number:number-style>
    <number:percentage-style style:name="N156">
      <number:number number:decimal-places="1" number:min-decimal-places="1" number:min-integer-digits="1"/>
      <number:text>%</number:text>
    </number:percentage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date-style style:name="N10145" number:language="en" number:country="US">
      <number:day/>
      <number:text>-</number:text>
      <number:month number:textual="true"/>
      <number:text>-</number:text>
      <number:year/>
    </number:date-style>
    <number:date-style style:name="N10144" number:language="en" number:country="US">
      <number:day/>
      <number:text>-</number:text>
      <number:month number:textual="true"/>
    </number:date-style>
    <number:date-style style:name="N10143" number:language="en" number:country="US">
      <number:month number:textual="true"/>
      <number:text>-</number:text>
      <number:year/>
    </number:dat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4-12-13T14:07:38.973304141</dc:date>
    <meta:editing-duration>PT1H2M51S</meta:editing-duration>
    <meta:editing-cycles>5</meta:editing-cycles>
    <meta:generator>LibreOffice/7.3.7.2$Linux_X86_64 LibreOffice_project/30$Build-2</meta:generator>
    <meta:document-statistic meta:table-count="1" meta:cell-count="90" meta:object-count="0"/>
  </office:meta>
</office:document-meta>
</file>